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A200000073852BF0AE874EE37C.png" manifest:media-type="image/png"/>
  <manifest:file-entry manifest:full-path="Pictures/10000000000002200000018B9EE298F8FE0A4FFF.png" manifest:media-type="image/png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Pictures/10000000000002440000004F888AF8E582ADF827.png" manifest:media-type="image/png"/>
  <manifest:file-entry manifest:full-path="Pictures/100000000000012C00000190FE06116E8565AA30.png" manifest:media-type="image/png"/>
  <manifest:file-entry manifest:full-path="Pictures/10000000000001460000013FC57EBCCEF7D95C4F.png" manifest:media-type="image/png"/>
  <manifest:file-entry manifest:full-path="Pictures/10000000000002A9000000F9DEB08C0631DA2CFC.png" manifest:media-type="image/png"/>
  <manifest:file-entry manifest:full-path="Pictures/1000000000000131000001F6C1514A60C693A706.png" manifest:media-type="image/png"/>
  <manifest:file-entry manifest:full-path="Pictures/10000000000002BC000001A57D11E2D55C45C334.png" manifest:media-type="image/png"/>
  <manifest:file-entry manifest:full-path="Pictures/100000000000028A00000270B7E79070F36484DA.png" manifest:media-type="image/png"/>
  <manifest:file-entry manifest:full-path="Pictures/100000000000028B000001B86594156CBD42CE14.png" manifest:media-type="image/png"/>
  <manifest:file-entry manifest:full-path="Pictures/10000000000001D40000013783F4B8B8136A69D6.png" manifest:media-type="image/png"/>
  <manifest:file-entry manifest:full-path="Pictures/1000000000000217000001A573E48F8C6F676F5F.png" manifest:media-type="image/png"/>
  <manifest:file-entry manifest:full-path="Pictures/100000000000032D000001E61E565F9050F9ACA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4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draw:auto-grow-height="true" fo:min-height="3.506cm"/>
    </style:style>
    <style:style style:name="pr6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size-asian="28.1000003814697pt"/>
    </style:style>
    <style:style style:name="P8" style:family="paragraph">
      <style:text-properties fo:font-size="60pt" style:font-size-asian="60pt" style:font-size-complex="60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loext:graphic-properties draw:fill="none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use-window-font-color="true"/>
    </style:style>
    <style:style style:name="T15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瞭解</text:span><text:span text:style-name="T1"><text:line-break/></text:span><text:span text:style-name="T1"><text:line-break/></text:span><text:span text:style-name="T1">新竹科學園區的發展史</text:span><text:span text:style-name="T1"><text:line-break/></text:span><text:span text:style-name="T1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6</text:span><text:span text:style-name="T3">月</text:span><text:span text:style-name="T3">17</text:span><text:span text:style-name="T3">日</text:span></text:p>
          </draw:text-box>
        </draw:frame>
        <draw:frame draw:style-name="gr1" draw:text-style-name="P3" draw:layer="layout" svg:width="16cm" svg:height="5.318cm" svg:x="0.6cm" svg:y="2.2cm">
          <draw:text-box>
            <text:p><text:span text:style-name="T4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雖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台灣早期電子產業的發展模式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對現在的創業者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或許已經不太適用了！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我仍然覺得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竹科的發展史，是很有啟發性的！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讓我們用十分鐘的時間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瞭解一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幾百家的公司的演進史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讓我們先乘坐時光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回到1970年代的台灣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也就是我的小時候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時候的台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沒有甚麼電子產業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倒是有一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做玩具的、做模具的、還有板金、塑膠、車床之類的產業。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蔣經國政府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直很想扶植出自己的工業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卻往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投入很多，卻沒有甚麼成果。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在我小時候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每天都可以聽到這首歌</text:p>
          </draw:text-box>
        </draw:frame>
        <draw:frame presentation:style-name="pr6" draw:layer="layout" svg:width="22.6cm" svg:height="18.494cm" svg:x="0.8cm" svg:y="5.906cm" presentation:class="outline" presentation:user-transformed="true">
          <draw:text-box>
            <text:p><text:span text:style-name="T8">大同大同國貨好，大同產品最可靠</text:span></text:p>
            <text:p><text:span text:style-name="T8">大同音響式樣新，電扇電鍋洗衣機</text:span></text:p>
            <text:p><text:span text:style-name="T8">家家歡迎人人愛，品質優秀最老牌</text:span></text:p>
            <text:p><text:span text:style-name="T8">大同大同國貨好，大同產品最可靠</text:span></text:p>
          </draw:text-box>
        </draw:frame>
        <draw:frame draw:style-name="gr3" draw:text-style-name="P5" draw:layer="layout" svg:width="7.937cm" svg:height="10.582cm" svg:x="18.863cm" svg:y="5.218cm">
          <draw:image xlink:href="Pictures/100000000000012C00000190FE06116E8565AA30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個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電視機可是高科技的代表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所以政府</text:span></text:p>
          </draw:text-box>
        </draw:frame>
        <draw:frame presentation:style-name="pr6" draw:layer="layout" svg:width="26.2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一直想扶植《大同公司》生產電視機</text:span></text:p>
                <text:p><text:span text:style-name="T10"/></text:p>
              </text:list-item>
              <text:list-item>
                <text:p><text:span text:style-name="T10">還有扶植《裕隆公司》生產汽車引擎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但是這兩家公司的產品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卻始終沒辦法獲得市場青睞</text:p>
              </text:list-item>
              <text:list-item>
                <text:p>也沒辦法打入國際市場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15.4cm" svg:height="3.506cm" svg:x="1.4cm" svg:y="0.837cm" presentation:class="title" presentation:user-transformed="true">
          <draw:text-box>
            <text:p><text:span text:style-name="T7">後來、在</text:span><text:span text:style-name="T7">1974</text:span><text:span text:style-name="T7">年</text:span></text:p>
          </draw:text-box>
        </draw:frame>
        <draw:frame presentation:style-name="pr6" draw:layer="layout" svg:width="14.6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行政院邀請在美國</text:span><text:span text:style-name="T8">RCA</text:span><text:span text:style-name="T8">任職的《潘文淵》回來，和行政院秘書長費驊、經濟部長孫運璿商討如何加快台灣產業轉型。</text:span></text:p>
              </text:list-item>
            </text:list>
          </draw:text-box>
        </draw:frame>
        <draw:frame draw:style-name="gr3" draw:text-style-name="P5" draw:layer="layout" svg:width="10.626cm" svg:height="10.4cm" svg:x="16.6cm" svg:y="6cm">
          <draw:image xlink:href="Pictures/10000000000001460000013FC57EBCCEF7D95C4F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17.8cm" svg:height="3.506cm" svg:x="1.4cm" svg:y="0.837cm" presentation:class="title" presentation:user-transformed="true">
          <draw:text-box>
            <text:p>RCA公司</text:p>
          </draw:text-box>
        </draw:frame>
        <draw:frame presentation:style-name="pr6" draw:layer="layout" svg:width="15.4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是無線電技術先驅《大衛、沙諾夫》於</text:span><text:span text:style-name="T8">1919</text:span><text:span text:style-name="T8">年成立的公司。</text:span></text:p>
              </text:list-item>
              <text:list-item>
                <text:p><text:span text:style-name="T8">沙諾夫於</text:span><text:span text:style-name="T8">15</text:span><text:span text:style-name="T8">歲到美國《馬可尼公司》工作。</text:span><text:span text:style-name="T8">17</text:span><text:span text:style-name="T8">歲時成為公司的無線電報務員。</text:span></text:p>
              </text:list-item>
            </text:list>
          </draw:text-box>
        </draw:frame>
        <draw:frame draw:style-name="gr3" draw:text-style-name="P5" draw:layer="layout" svg:width="10cm" svg:height="16.46cm" svg:x="17.6cm" svg:y="3.2cm">
          <draw:image xlink:href="Pictures/1000000000000131000001F6C1514A60C693A706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1">1912</text:span><text:span text:style-name="T11">年，鐵達尼號沉沒時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《沙諾夫》正在《馬可尼公司》值班，他盡職的工作了三天三夜，不斷地把生還者名單傳送出來。</text:span></text:p>
              </text:list-item>
              <text:list-item>
                <text:p><text:span text:style-name="T12">所有新聞媒體不斷報導，使《沙諾夫》成了鐵達尼號沉沒事件的最大英雄。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後來、沙諾夫被馬可尼公司升職</text:span></text:p>
          </draw:text-box>
        </draw:frame>
        <draw:frame presentation:style-name="pr6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並在</text:span><text:span text:style-name="T10">1916</text:span><text:span text:style-name="T10">年提出「無線電樂盒」（</text:span><text:span text:style-name="T10">Radio Music Box</text:span><text:span text:style-name="T10">）的構想給馬可尼公司，描繪了後來的廣播系統雛形。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可惜、馬可尼公司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不採納《沙諾夫》的建議，於是他離開該公司，先後創建了</text:span><text:span text:style-name="T6">NBC</text:span><text:span text:style-name="T6">和</text:span><text:span text:style-name="T6">RCA</text:span><text:span text:style-name="T6">等兩家公司，成為美國無線電產業的先驅。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下扯遠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讓我們把場景先拉回</text:span><text:span text:style-name="T6">1974</text:span><text:span text:style-name="T6">年的台灣行政院，</text:span><text:span text:style-name="T6">RCA</text:span><text:span text:style-name="T6">回來的潘文淵和孫運璿的那場會談上。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孫運璿很欣賞潘文淵的想法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於是潘文淵在圓山飯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閉關十天寫下了<text:line-break/>「積體電路計畫草案」。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在孫運璿的支持下</text:p>
          </draw:text-box>
        </draw:frame>
        <draw:frame presentation:style-name="pr6" draw:layer="layout" svg:width="26.2cm" svg:height="18.494cm" svg:x="1.4cm" svg:y="6.014cm" presentation:class="outline" presentation:user-transformed="true">
          <draw:text-box>
            <text:list text:style-name="L3">
              <text:list-item>
                <text:p><text:span text:style-name="T13">立法院通過了一千萬美元的預算《換算現在台幣為四億》</text:span><text:span text:style-name="T13"><text:line-break/></text:span><text:span text:style-name="T13"/></text:p>
              </text:list-item>
              <text:list-item>
                <text:p><text:span text:style-name="T13">但是當時國民所得只有</text:span><text:span text:style-name="T13">400</text:span><text:span text:style-name="T13">美元，大約台幣一萬左右。</text:span><text:span text:style-name="T13"><text:line-break/></text:span><text:span text:style-name="T13"/></text:p>
              </text:list-item>
              <text:list-item>
                <text:p><text:span text:style-name="T13">所以一千萬美元可能相當於現在的二十億元或更多。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後來、在潘文淵的穿針引線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台灣和RCA敲定了一項合約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因為當時</text:span><text:span text:style-name="T7">RCA</text:span><text:span text:style-name="T7">的財務狀況不好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急需現金，所以也樂於和台灣簽約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結果簽訂了一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積體電路</text:span><text:span text:style-name="T6">IC</text:span><text:span text:style-name="T6">示範工廠技轉計畫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該計畫合約是這樣簽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台灣派出一批人到</text:span><text:span text:style-name="T6">RCA</text:span><text:span text:style-name="T6">受訓</text:span></text:p>
              </text:list-item>
              <text:list-item>
                <text:p><text:span text:style-name="T6">一年後回台建立</text:span><text:span text:style-name="T6">IC</text:span><text:span text:style-name="T6">晶圓廠</text:span></text:p>
              </text:list-item>
              <text:list-item>
                <text:p><text:span text:style-name="T6">良率必須達到</text:span><text:span text:style-name="T6">17%</text:span><text:span text:style-name="T6">才算合格</text:span></text:p>
              </text:list-item>
              <text:list-item>
                <text:p><text:span text:style-name="T6">達到後台灣才能付尾款！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如果你看到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去</text:span><text:span text:style-name="T12">RCA</text:span><text:span text:style-name="T12">受訓的成員名單</text:span><text:span text:style-name="T12"><text:line-break/></text:span><text:span text:style-name="T12"/></text:p>
              </text:list-item>
              <text:list-item>
                <text:p><text:span text:style-name="T12">應該就能理解這件事對竹科的影響力了！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1">以下人士都在受訓名單中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胡定華、曹興誠、史欽泰、曾繁城、楊丁元、劉英達、章青駒、陳碧灣、黃顯雄、蔡明介、王國肇、林緒德、謝錦明、倪其良、戴寶通、邱羅火</text:span><text:span text:style-name="T6">... 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7">以下資料來自工研院院史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4.89cm" svg:height="4.095cm" svg:x="2.4cm" svg:y="16.605cm">
          <draw:image xlink:href="Pictures/10000000000001A200000073852BF0AE874EE37C.png" xlink:type="simple" xlink:show="embed" xlink:actuate="onLoad">
            <text:p/>
          </draw:image>
        </draw:frame>
        <draw:frame draw:style-name="gr3" draw:text-style-name="P5" draw:layer="layout" svg:width="24.616cm" svg:height="9cm" svg:x="2.2cm" svg:y="4.7cm">
          <draw:image xlink:href="Pictures/10000000000002A9000000F9DEB08C0631DA2CFC.png" xlink:type="simple" xlink:show="embed" xlink:actuate="onLoad">
            <text:p/>
          </draw:image>
        </draw:frame>
        <draw:frame draw:style-name="gr3" draw:text-style-name="P5" draw:layer="layout" svg:width="21.346cm" svg:height="2.905cm" svg:x="5.5cm" svg:y="13.7cm">
          <draw:image xlink:href="Pictures/10000000000002440000004F888AF8E582ADF827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這些人後來分別創立了一堆公司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3">胡定華</text:span><text:span text:style-name="T13">:</text:span><text:span text:style-name="T13">旺宏電子董事長、曹興誠</text:span><text:span text:style-name="T13">:</text:span><text:span text:style-name="T13">聯電董事長</text:span><text:span text:style-name="T13"><text:line-break/></text:span><text:span text:style-name="T13">曾繁城</text:span><text:span text:style-name="T13">:</text:span><text:span text:style-name="T13">台積電總經理、楊丁元</text:span><text:span text:style-name="T13">:</text:span><text:span text:style-name="T13">華邦電子副董事長</text:span><text:span text:style-name="T13"><text:line-break/></text:span><text:span text:style-name="T13">劉英達</text:span><text:span text:style-name="T13">:</text:span><text:span text:style-name="T13">聯友光電董事長、章青駒</text:span><text:span text:style-name="T13">:</text:span><text:span text:style-name="T13">華邦電子總經理</text:span><text:span text:style-name="T13"><text:line-break/></text:span><text:span text:style-name="T13">蔡明介</text:span><text:span text:style-name="T13">:</text:span><text:span text:style-name="T13">聯發科董事長、王國肇</text:span><text:span text:style-name="T13">:</text:span><text:span text:style-name="T13">太欣半導體董事長</text:span><text:span text:style-name="T13"><text:line-break/></text:span><text:span text:style-name="T13">史欽泰</text:span><text:span text:style-name="T13">:</text:span><text:span text:style-name="T13">工研院院長、章青駒</text:span><text:span text:style-name="T13">:</text:span><text:span text:style-name="T13">世界先進董事長 </text:span></text:p>
              </text:list-item>
            </text:list>
          </draw:text-box>
        </draw:frame>
        <draw:frame draw:style-name="gr5" draw:text-style-name="P10" draw:layer="layout" svg:width="14.637cm" svg:height="0.964cm" svg:x="1.6cm" svg:y="19.4cm">
          <draw:text-box>
            <text:p><text:span text:style-name="T14"><text:a xlink:href="http://old.ltn.com.tw/2001/new/apl/26/today-e6.htm" xlink:type="simple">http://old.ltn.com.tw/2001/new/apl/26/today-e6.htm</text:a>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其中有些人我沒聽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但是一查之後，常常發現大有來頭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像是邱羅火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7.199cm" svg:height="16.511cm" svg:x="6.601cm" svg:y="4.343cm">
          <draw:image xlink:href="Pictures/100000000000028A00000270B7E79070F36484DA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draw:frame presentation:style-name="pr5" draw:layer="layout" svg:width="25.199cm" svg:height="3.506cm" svg:x="1.4cm" svg:y="0.837cm" presentation:class="title">
          <draw:text-box>
            <text:p>戴寶通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2.281cm" svg:height="13.4cm" svg:x="3.119cm" svg:y="4.8cm">
          <draw:image xlink:href="Pictures/10000000000002BC000001A57D11E2D55C45C334.png" xlink:type="simple" xlink:show="embed" xlink:actuate="onLoad">
            <text:p/>
          </draw:image>
        </draw:frame>
        <draw:frame draw:style-name="gr5" draw:text-style-name="P10" draw:layer="layout" svg:width="14.794cm" svg:height="0.964cm" svg:x="2.2cm" svg:y="19.436cm">
          <draw:text-box>
            <text:p>http://www.ndl.narl.org.tw/media/news_more?id=21</text:p>
          </draw:text-box>
        </draw:frame>
        <anim:par presentation:node-type="timing-root">
          <anim:par smil:begin="id38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draw:frame presentation:style-name="pr5" draw:layer="layout" svg:width="25.199cm" svg:height="3.506cm" svg:x="1.4cm" svg:y="0.837cm" presentation:class="title">
          <draw:text-box>
            <text:p>陳碧灣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2.425cm" svg:height="15.156cm" svg:x="3.6cm" svg:y="4.644cm">
          <draw:image xlink:href="Pictures/100000000000028B000001B86594156CBD42CE14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draw:frame presentation:style-name="pr5" draw:layer="layout" svg:width="25.199cm" svg:height="3.506cm" svg:x="1.4cm" svg:y="0.837cm" presentation:class="title">
          <draw:text-box>
            <text:p>黃顯雄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1cm" svg:height="15.247cm" svg:x="3.6cm" svg:y="4.553cm">
          <draw:image xlink:href="Pictures/10000000000002200000018B9EE298F8FE0A4FFF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draw:frame presentation:style-name="pr5" draw:layer="layout" svg:width="25.199cm" svg:height="3.506cm" svg:x="1.4cm" svg:y="0.837cm" presentation:class="title">
          <draw:text-box>
            <text:p>倪其良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0.212cm" svg:height="15.904cm" svg:x="4.188cm" svg:y="4.296cm">
          <draw:image xlink:href="Pictures/1000000000000217000001A573E48F8C6F676F5F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draw:frame presentation:style-name="pr5" draw:layer="layout" svg:width="25.199cm" svg:height="3.506cm" svg:x="1.4cm" svg:y="0.837cm" presentation:class="title">
          <draw:text-box>
            <text:p>所以要論科技新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這一代的</text:span><text:span text:style-name="T7">RCA</text:span><text:span text:style-name="T7">技轉成員，幾乎個個都是科技新貴</text:span><text:span text:style-name="T7"><text:line-break/></text:span><text:span text:style-name="T7"/></text:p>
              </text:list-item>
              <text:list-item>
                <text:p><text:span text:style-name="T7">喔！不，應該是科技大頭目！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到了我們五六十年次的這代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只能算是可以賺點小錢的科技打工族了 …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draw:frame presentation:style-name="pr3" draw:layer="layout" svg:width="25.199cm" svg:height="3.506cm" svg:x="1.4cm" svg:y="0.837cm" presentation:class="title" presentation:user-transformed="true">
          <draw:text-box>
            <text:p>當初與RCA的合約規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良率17%以上算是合格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draw:frame presentation:style-name="pr5" draw:layer="layout" svg:width="25.199cm" svg:height="3.506cm" svg:x="1.4cm" svg:y="0.837cm" presentation:class="title">
          <draw:text-box>
            <text:p>結果建廠六個月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良率變成70%。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1">如果你瞭解晶圓這個行業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會知道70%有多重要了！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draw:frame presentation:style-name="pr5" draw:layer="layout" svg:width="25.199cm" svg:height="3.506cm" svg:x="1.4cm" svg:y="0.837cm" presentation:class="title">
          <draw:text-box>
            <text:p>這表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個晶圓廠在當時已經擁有世界級的競爭力了！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draw:frame presentation:style-name="pr5" draw:layer="layout" svg:width="25.199cm" svg:height="3.506cm" svg:x="1.4cm" svg:y="0.837cm" presentation:class="title">
          <draw:text-box>
            <text:p>RCA公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由於經營不善，在</text:span><text:span text:style-name="T8">1986</text:span><text:span text:style-name="T8">年被通用電氣併掉了。</text:span></text:p>
              </text:list-item>
            </text:list>
          </draw:text-box>
        </draw:frame>
        <draw:frame draw:style-name="gr3" draw:text-style-name="P5" draw:layer="layout" svg:width="17.983cm" svg:height="11.948cm" svg:x="5.6cm" svg:y="7.9cm">
          <draw:image xlink:href="Pictures/10000000000001D40000013783F4B8B8136A69D6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draw:frame presentation:style-name="pr5" draw:layer="layout" svg:width="25.199cm" svg:height="3.506cm" svg:x="1.4cm" svg:y="0.837cm" presentation:class="title">
          <draw:text-box>
            <text:p>但是對台灣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RCA無法生存的技術，卻是非常重要的寶藏！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draw:frame presentation:style-name="pr5" draw:layer="layout" svg:width="25.199cm" svg:height="3.506cm" svg:x="1.4cm" svg:y="0.837cm" presentation:class="title">
          <draw:text-box>
            <text:p>後來政策決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將晶圓廠技術移轉民間</text:span></text:p>
              </text:list-item>
              <text:list-item>
                <text:p><text:span text:style-name="T7">工研院繼續深入研究高級製程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draw:frame presentation:style-name="pr5" draw:layer="layout" svg:width="25.199cm" svg:height="3.506cm" svg:x="1.4cm" svg:y="0.837cm" presentation:class="title">
          <draw:text-box>
            <text:p><text:span text:style-name="T11">技術移轉後的晶圓公司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就是聯華電子</text:span><text:span text:style-name="T10">(</text:span><text:span text:style-name="T10">聯電</text:span><text:span text:style-name="T10">UMC)</text:span><text:span text:style-name="T10">。</text:span></text:p>
              </text:list-item>
              <text:list-item>
                <text:p><text:span text:style-name="T10">聯電的第一任董事長為《華泰電子》的杜俊元，後來他又創立了《矽統》 </text:span><text:span text:style-name="T10">IC</text:span><text:span text:style-name="T10">設計公司。</text:span>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draw:frame presentation:style-name="pr5" draw:layer="layout" svg:width="25.199cm" svg:height="3.506cm" svg:x="1.4cm" svg:y="0.837cm" presentation:class="title">
          <draw:text-box>
            <text:p>之後在1988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工研院再度引入新一代晶圓技術之後</text:span><text:span text:style-name="T10"><text:line-break/></text:span><text:span text:style-name="T10"/></text:p>
              </text:list-item>
              <text:list-item>
                <text:p><text:span text:style-name="T10">成立的晶圓公司就是台積電</text:span><text:span text:style-name="T10">TSMC</text:span><text:span text:style-name="T10">。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draw:frame presentation:style-name="pr5" draw:layer="layout" svg:width="25.199cm" svg:height="3.506cm" svg:x="1.4cm" svg:y="0.837cm" presentation:class="title">
          <draw:text-box>
            <text:p>既然那些RCA技轉成員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個個都變成科技大頭目了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draw:frame presentation:style-name="pr5" draw:layer="layout" svg:width="25.199cm" svg:height="3.506cm" svg:x="1.4cm" svg:y="0.837cm" presentation:class="title">
          <draw:text-box>
            <text:p>那工研院的大頭目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像是院長級的《張忠謀》，當然也不會放過這個好機會。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原本、張忠謀是德州儀器的副總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1983</text:span><text:span text:style-name="T6">年因理念與德州儀器董事會不合而離開德州儀器，改入通用儀器公司擔任總裁。</text:span>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draw:frame presentation:style-name="pr5" draw:layer="layout" svg:width="25.199cm" svg:height="3.506cm" svg:x="1.4cm" svg:y="0.837cm" presentation:class="title">
          <draw:text-box>
            <text:p>1985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孫運璿邀張忠謀回台灣擔任工研院院長！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draw:frame presentation:style-name="pr5" draw:layer="layout" svg:width="25.199cm" svg:height="3.506cm" svg:x="1.4cm" svg:y="0.837cm" presentation:class="title">
          <draw:text-box>
            <text:p>於是張忠謀提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將超大型積體電路實驗工廠，轉為民營專業代工的構想。</text:span></text:p>
              </text:list-item>
              <text:list-item>
                <text:p><text:span text:style-name="T7">這個工廠是由《飛利浦》和《工研院》合資建立的。</text:span>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draw:frame presentation:style-name="pr3" draw:layer="layout" svg:width="25.199cm" svg:height="3.506cm" svg:x="1.4cm" svg:y="0.837cm" presentation:class="title" presentation:user-transformed="true">
          <draw:text-box>
            <text:p>結果成立了全球第一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專業只做代工的晶圓公司，那就是《台積電》！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draw:frame presentation:style-name="pr5" draw:layer="layout" svg:width="25.199cm" svg:height="3.506cm" svg:x="1.4cm" svg:y="0.837cm" presentation:class="title">
          <draw:text-box>
            <text:p>透過RCA的技轉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台灣建立了半導體晶圓產業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draw:frame presentation:style-name="pr5" draw:layer="layout" svg:width="25.199cm" svg:height="3.506cm" svg:x="1.4cm" svg:y="0.837cm" presentation:class="title">
          <draw:text-box>
            <text:p>衍生出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台積電、聯電等晶圓廠</text:p>
              </text:list-item>
              <text:list-item>
                <text:p>RCA技轉人員後來創立了數十家相關科技衍生公司。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然後、結合另一線的電腦產業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也就是《宏碁施振榮、明基李焜耀、華碩施崇棠、廣達林百里、鴻海郭台銘》等人，在</text:span><text:span text:style-name="T10">IBM</text:span><text:span text:style-name="T10">釋出</text:span><text:span text:style-name="T10">PC</text:span><text:span text:style-name="T10">規格之後，進入個人電腦產業的那些故事。</text:span>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draw:frame presentation:style-name="pr5" draw:layer="layout" svg:width="25.199cm" svg:height="3.506cm" svg:x="1.4cm" svg:y="0.837cm" presentation:class="title">
          <draw:text-box>
            <text:p>關於PC這一線的故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起源於《三愛電子》與《宏碁電腦》</text:span>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draw:frame presentation:style-name="pr5" draw:layer="layout" svg:width="25.199cm" svg:height="3.506cm" svg:x="1.4cm" svg:y="0.837cm" presentation:class="title">
          <draw:text-box>
            <text:p>三愛電子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是做計算機的</text:span><text:span text:style-name="T12">(</text:span><text:span text:style-name="T12">掌上型那種</text:span><text:span text:style-name="T12">)</text:span></text:p>
              </text:list-item>
              <text:list-item>
                <text:p><text:span text:style-name="T12">林百里是三愛總工程師，溫世仁是廠長，後來江英村、葉國一都加入了三愛電子</text:span></text:p>
              </text:list-item>
              <text:list-item>
                <text:p><text:span text:style-name="T12">後來引出了廣達、英業達、金寶、仁寶等公司。</text:span>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draw:frame presentation:style-name="pr5" draw:layer="layout" svg:width="25.199cm" svg:height="3.506cm" svg:x="1.4cm" svg:y="0.837cm" presentation:class="title">
          <draw:text-box>
            <text:p>而宏碁體系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則從施振榮開始，衍生出緯創林憲銘、華碩施崇棠與明碁李焜耀。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draw:frame presentation:style-name="pr5" draw:layer="layout" svg:width="25.199cm" svg:height="3.506cm" svg:x="1.4cm" svg:y="0.837cm" presentation:class="title">
          <draw:text-box>
            <text:p>而後來崛起的鴻海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則是從連接器起家，接到大同與</text:span><text:span text:style-name="T8">Atari</text:span><text:span text:style-name="T8">公司案子後穩住，之後做</text:span><text:span text:style-name="T8">CPU</text:span><text:span text:style-name="T8">插槽，進入深圳後開始快速壯大的。</text:span></text:p>
              </text:list-item>
              <text:list-item>
                <text:p><text:span text:style-name="T8">其法務部門超強，是因為早期被控告連接器金屬卡扣侵權，結果發展出塑膠卡扣後開始注重專利</text:span>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draw:frame presentation:style-name="pr3" draw:layer="layout" svg:width="25.199cm" svg:height="3.506cm" svg:x="1.4cm" svg:y="0.837cm" presentation:class="title" presentation:user-transformed="true">
          <draw:text-box>
            <text:p>兩線結合後形成下列產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IC:</text:span><text:span text:style-name="T10">晶圓</text:span><text:span text:style-name="T10">=&gt;</text:span><text:span text:style-name="T10">封裝</text:span><text:span text:style-name="T10">=&gt;</text:span><text:span text:style-name="T10">光罩</text:span><text:span text:style-name="T10">=&gt;…</text:span><text:span text:style-name="T10"><text:line-break/></text:span><text:span text:style-name="T10"> <text:s text:c="2"/>+</text:span><text:span text:style-name="T10">液晶銀幕</text:span><text:span text:style-name="T10"><text:line-break/></text:span><text:span text:style-name="T10"/></text:p>
              </text:list-item>
              <text:list-item>
                <text:p><text:span text:style-name="T10">PC:</text:span><text:span text:style-name="T10">電腦、筆電、周邊設備、手機、…</text:span>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draw:frame presentation:style-name="pr5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個故事也不是只有光明面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draw:frame presentation:style-name="pr5" draw:layer="layout" svg:width="25.199cm" svg:height="3.506cm" svg:x="1.4cm" svg:y="0.837cm" presentation:class="title">
          <draw:text-box>
            <text:p>也會有些黑暗面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像是</text:span><text:span text:style-name="T7">RCA</text:span><text:span text:style-name="T7">在桃園所設立的工廠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draw:frame presentation:style-name="pr5" draw:layer="layout" svg:width="25.199cm" svg:height="3.506cm" svg:x="1.4cm" svg:y="0.837cm" presentation:class="title">
          <draw:text-box>
            <text:p>在RCA離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被發現留下了嚴重的汙染物<text:line-break/></text:p>
              </text:list-item>
              <text:list-item>
                <text:p>經訴訟後賠償五億元！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draw:frame presentation:style-name="pr3" draw:layer="layout" svg:width="25.199cm" svg:height="3.506cm" svg:x="1.4cm" svg:y="0.837cm" presentation:class="title" presentation:user-transformed="true">
          <draw:text-box>
            <text:p>以下是維基百科上的消息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428cm" svg:height="15.2cm" svg:x="1.572cm" svg:y="4.8cm">
          <draw:image xlink:href="Pictures/100000000000032D000001E61E565F9050F9ACAD.png" xlink:type="simple" xlink:show="embed" xlink:actuate="onLoad">
            <text:p/>
          </draw:image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draw:frame presentation:style-name="pr3" draw:layer="layout" svg:width="25.199cm" svg:height="3.506cm" svg:x="1.4cm" svg:y="0.836cm" presentation:class="title" presentation:user-transformed="true">
          <draw:text-box>
            <text:p><text:span text:style-name="T11">如果您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對這個故事的更詳細內容有興趣</text:span>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draw:frame presentation:style-name="pr3" draw:layer="layout" svg:width="25.199cm" svg:height="3.506cm" svg:x="1.4cm" svg:y="0.837cm" presentation:class="title" presentation:user-transformed="true">
          <draw:text-box>
            <text:p>可以參考《活力》這本書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draw:frame presentation:style-name="pr5" draw:layer="layout" svg:width="25.199cm" svg:height="3.506cm" svg:x="1.4cm" svg:y="0.837cm" presentation:class="title">
          <draw:text-box>
            <text:p>如果還不夠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電腦歷史網站 </text:span><text:span text:style-name="T6">computer history </text:span><text:span text:style-name="T6">裏有十段對這些人物的訪談內容，總共大約有五百頁的訪談</text:span><text:span text:style-name="T6">(</text:span><text:span text:style-name="T6">包含中英文版</text:span><text:span text:style-name="T6">)</text:span></text:p>
              </text:list-item>
            </text:list>
          </draw:text-box>
        </draw:frame>
        <draw:frame draw:style-name="gr5" draw:text-style-name="P10" draw:layer="layout" svg:width="12.186cm" svg:height="0.964cm" svg:x="2.414cm" svg:y="19.436cm">
          <draw:text-box>
            <text:p><text:span text:style-name="T15"><text:s/></text:span><text:span text:style-name="T15"><text:a xlink:href="http://ccc.nqu.edu.tw/file/twsci/home.html" xlink:type="simple">http://ccc.nqu.edu.tw/file/twsci/home.html</text:a></text:span></text:p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draw:frame presentation:style-name="pr5" draw:layer="layout" svg:width="25.199cm" svg:height="3.506cm" svg:x="1.4cm" svg:y="0.837cm" presentation:class="title">
          <draw:text-box>
            <text:p>這兩份資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對整個故事有詳細的描述！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draw:frame presentation:style-name="pr5" draw:layer="layout" svg:width="25.199cm" svg:height="3.506cm" svg:x="1.4cm" svg:y="0.837cm" presentation:class="title">
          <draw:text-box>
            <text:p>相信看完後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您就會對《新竹科學園區》的由來，有很清楚的認識了。</text:span>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draw:frame presentation:style-name="pr5" draw:layer="layout" svg:width="25.199cm" svg:height="3.506cm" svg:x="1.4cm" svg:y="0.837cm" presentation:class="title">
          <draw:text-box>
            <text:p>這就是我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今天的十分鐘系列！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draw:frame presentation:style-name="pr5" draw:layer="layout" svg:width="25.199cm" svg:height="3.506cm" svg:x="1.4cm" svg:y="0.837cm" presentation:class="title">
          <draw:text-box>
            <text:p>希望您會喜歡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draw:frame presentation:style-name="pr5" draw:layer="layout" svg:width="25.199cm" svg:height="3.506cm" svg:x="1.4cm" svg:y="0.837cm" presentation:class="title">
          <draw:text-box>
            <text:p>我們下次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draw:frame presentation:style-name="pr5" draw:layer="layout" svg:width="25.199cm" svg:height="3.506cm" svg:x="1.4cm" svg:y="0.837cm" presentation:class="title">
          <draw:text-box>
            <text:p>Bye Bye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6-26T10:29:46.616000000</dc:date>
    <meta:editing-duration>P2DT12H49M24S</meta:editing-duration>
    <meta:editing-cycles>610</meta:editing-cycles>
    <meta:generator>LibreOffice/5.0.6.3$Windows_x86 LibreOffice_project/490fc03b25318460cfc54456516ea2519c11d1aa</meta:generator>
    <meta:document-statistic meta:object-count="370"/>
  </office:meta>
</office:document-meta>
</file>